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b35d"/>
    </style:style>
    <style:style style:name="P2" style:family="paragraph" style:parent-style-name="Standard" style:list-style-name="L1">
      <style:text-properties officeooo:paragraph-rsid="001cb35d"/>
    </style:style>
    <style:style style:name="P3" style:family="paragraph" style:parent-style-name="Standard" style:list-style-name="L1">
      <style:text-properties officeooo:paragraph-rsid="001e5d22"/>
    </style:style>
    <style:style style:name="P4" style:family="paragraph" style:parent-style-name="Standard" style:list-style-name="L1">
      <style:text-properties officeooo:paragraph-rsid="001edf6e"/>
    </style:style>
    <style:style style:name="P5" style:family="paragraph" style:parent-style-name="Standard">
      <style:text-properties officeooo:paragraph-rsid="001edf6e"/>
    </style:style>
    <style:style style:name="P6" style:family="paragraph" style:parent-style-name="Standard">
      <style:text-properties officeooo:paragraph-rsid="001f4ff5"/>
    </style:style>
    <style:style style:name="T1" style:family="text">
      <style:text-properties officeooo:rsid="001cb35d"/>
    </style:style>
    <style:style style:name="T2" style:family="text">
      <style:text-properties officeooo:rsid="001e5d22"/>
    </style:style>
    <style:style style:name="T3" style:family="text">
      <style:text-properties officeooo:rsid="001edf6e"/>
    </style:style>
    <style:style style:name="T4" style:family="text">
      <style:text-properties officeooo:rsid="001f4f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usic Program Ideas - Functions</text:span></text:p>
      <text:list xml:id="list1632269741846825760" text:style-name="L1">
        <text:list-item>
          <text:p text:style-name="P2"><text:span text:style-name="T2">interval - </text:span><text:span text:style-name="T1">Given a starting note, an interval, and a direction (up or down), </text:span></text:p>
          <text:list>
            <text:list-item>
              <text:p text:style-name="P2"><text:span text:style-name="T1">produce a note the specified interval from the starting note</text:span></text:p>
            </text:list-item>
          </text:list>
        </text:list-item>
        <text:list-item>
          <text:p text:style-name="P3"><text:span text:style-name="T2">mode – Given a starting note and a mode,</text:span></text:p>
          <text:list>
            <text:list-item>
              <text:p text:style-name="P3"><text:span text:style-name="T2">produce a list of the notes in a diatonic mode</text:span></text:p>
            </text:list-item>
          </text:list>
        </text:list-item>
        <text:list-item>
          <text:p text:style-name="P3"><text:span text:style-name="T2">chord – Given a root note and a chord quality,</text:span></text:p>
          <text:list>
            <text:list-item>
              <text:p text:style-name="P3"><text:span text:style-name="T2">produce a list of the notes in the chord</text:span></text:p>
            </text:list-item>
          </text:list>
        </text:list-item>
        <text:list-item>
          <text:p text:style-name="P4"><text:span text:style-name="T3">pattern – Given a mode, a pattern of scale degrees, and a list of starting notes,</text:span></text:p>
          <text:list>
            <text:list-item>
              <text:p text:style-name="P4"><text:span text:style-name="T3">for each starting note, produce lilypond notation of the pattern in the given mode</text:span></text:p>
            </text:list-item>
            <text:list-item>
              <text:p text:style-name="P4"><text:span text:style-name="T3">needs improvement: handling octaves</text:span></text:p>
            </text:list-item>
          </text:list>
        </text:list-item>
      </text:list>
      <text:p text:style-name="P5"><text:span text:style-name="T3"/></text:p>
      <text:p text:style-name="P6"><text:span text:style-name="T4">music notes</text:span></text:p>
      <text:p text:style-name="P6"><text:span text:style-name="T4"></text:span></text:p>
      <text:p text:style-name="P6"><text:span text:style-name="T4">functions:</text:span></text:p>
      <text:p text:style-name="P6"><text:span text:style-name="T4">- chord(root, type) -- return a list of notes in a chord; chord(af, maj) would return ['af', 'c', 'ef']</text:span></text:p>
      <text:p text:style-name="P6"><text:span text:style-name="T4">- scale(root, type) -- return a list of notes in a scale; scald(af, maj) would return ['af', 'bf', 'c', 'df', 'ef', 'f', 'gf']</text:span></text:p>
      <text:p text:style-name="P6"><text:span text:style-name="T4">- interval(root, direction) -- return a note a certain interval away of the given note; interval(af, m3) would return 'cf'</text:span></text:p>
      <text:p text:style-name="P6"><text:span text:style-name="T4"></text:span></text:p>
      <text:p text:style-name="P6"><text:span text:style-name="T4">lilypond functions:</text:span></text:p>
      <text:p text:style-name="P6"><text:span text:style-name="T4">- insert barlines</text:span></text:p>
      <text:p text:style-name="P6"><text:span text:style-name="T4">- insert octive designations</text:span></text:p>
      <text:p text:style-name="P6"><text:span text:style-name="T4">- </text:span></text:p>
      <text:p text:style-name="P6"><text:span text:style-name="T4"></text:span></text:p>
      <text:p text:style-name="P6"><text:span text:style-name="T4">main program:</text:span></text:p>
      <text:p text:style-name="P6"><text:span text:style-name="T4"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iney</meta:initial-creator>
    <meta:creation-date>2013-06-23T09:52:16</meta:creation-date>
    <dc:date>2013-06-24T01:00:06</dc:date>
    <dc:creator>Michael Gainey</dc:creator>
    <meta:editing-duration>PT15M24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24" meta:word-count="185" meta:character-count="1013" meta:non-whitespace-character-count="839"/>
  </office:meta>
</office:document-meta>
</file>